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formula="of:=([.D$2]*[.F$2]+[.E$2]*[.G$2])" office:value-type="float" office:value="274625" calcext:value-type="float">
            <text:p>274625</text:p>
          </table:table-cell>
          <table:table-cell table:formula="of:=([.D$2]*[.G$2]-[.E$2]*[.F$2])"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([.D$2]*[.G$2]+[.E$2]*[.F$2])" office:value-type="float" office:value="67600" calcext:value-type="float">
            <text:p>67600</text:p>
          </table:table-cell>
          <table:table-cell table:formula="of:=([.D$2]*[.F$2]-[.E$2]*[.G$2])" office:value-type="float" office:value="266175" calcext:value-type="float">
            <text:p>2661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([.D$2]*[.F$2]+[.E$2]*[.G$2])" office:value-type="float" office:value="274625" calcext:value-type="float">
            <text:p>274625</text:p>
          </table:table-cell>
          <table:table-cell table:formula="of:=-([.D$2]*[.G$2]-[.E$2]*[.F$2])" office:value-type="float" office:value="-0" calcext:value-type="float">
            <text:p>0</text:p>
          </table:table-cell>
          <table:table-cell table:number-columns-repeated="5"/>
          <table:table-cell office:value-type="string" calcext:value-type="string">
            <text:p>1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,4</text:p>
          </table:table-cell>
        </table:table-row>
        <table:table-row table:style-name="ro1">
          <table:table-cell table:formula="of:=([.D$2]*[.G$2]+[.E$2]*[.F$2])" office:value-type="float" office:value="67600" calcext:value-type="float">
            <text:p>67600</text:p>
          </table:table-cell>
          <table:table-cell table:formula="of:=-([.D$2]*[.F$2]-[.E$2]*[.G$2])" office:value-type="float" office:value="-266175" calcext:value-type="float">
            <text:p>-26617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63" calcext:value-type="float">
            <text:p>-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-488" calcext:value-type="float">
            <text:p>-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88" calcext:value-type="float">
            <text:p>-488</text:p>
          </table:table-cell>
          <table:table-cell office:value-type="float" office:value="-191" calcext:value-type="float">
            <text:p>-1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88" calcext:value-type="float">
            <text:p>-488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520" calcext:value-type="float">
            <text:p>-52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-4095" calcext:value-type="float">
            <text:p>-40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4095" calcext:value-type="float">
            <text:p>409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4095" calcext:value-type="float">
            <text:p>4095</text:p>
          </table:table-cell>
          <table:table-cell office:value-type="float" office:value="-1040" calcext:value-type="float">
            <text:p>-10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-3713" calcext:value-type="float">
            <text:p>-37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95" calcext:value-type="float">
            <text:p>4095</text:p>
          </table:table-cell>
          <table:table-cell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3713" calcext:value-type="float">
            <text:p>37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53:03.738000000</meta:creation-date>
    <dc:date>2017-11-09T22:16:28.024000000</dc:date>
    <meta:editing-duration>PT1H43S</meta:editing-duration>
    <meta:editing-cycles>1</meta:editing-cycles>
    <meta:document-statistic meta:table-count="1" meta:cell-count="100" meta:object-count="0"/>
    <meta:generator>LibreOffice/5.2.2.2$Windows_x86 LibreOffice_project/8f96e87c890bf8fa77463cd4b640a2312823f3ad</meta:generator>
  </office:meta>
</office:document-meta>
</file>